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F5B09DDAD3019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13F5B09DDAD3019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cura no Sábado</text:span><text:span text:style-name="T1"><text:tab/></text:span></text:p>
            <text:p text:style-name="P3"><text:span text:style-name="T2">(João 5.1-15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2-27T14:52:49.726000000</dc:date>
    <meta:editing-duration>PT2H31M51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